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ClassPostConstructAndAutowiringTests.assertions( AnnotationConfigApplic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urationClassPostConstructAndAutowiringTests.contr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ClassPostConstructAndAutowiringTests.originalRepro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1.bea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1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2.setTestBean( TestBean 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